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rsid="00024972"/>
    </style:style>
    <style:style style:name="P2" style:family="paragraph" style:parent-style-name="Standard">
      <style:text-properties style:font-name="Ubuntu" officeooo:rsid="00021950" officeooo:paragraph-rsid="00021950"/>
    </style:style>
    <style:style style:name="P3" style:family="paragraph" style:parent-style-name="Standard">
      <style:text-properties style:font-name="Ubuntu" officeooo:rsid="00024972" officeooo:paragraph-rsid="00024972"/>
    </style:style>
    <style:style style:name="P4" style:family="paragraph" style:parent-style-name="Standard">
      <style:text-properties style:font-name="Ubuntu" officeooo:paragraph-rsid="00024972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" loext:padding="0in" loext:border="none"/>
    </style:style>
    <style:style style:name="P6" style:family="paragraph" style:parent-style-name="Text_20_body" style:list-style-name="L1">
      <style:paragraph-properties fo:margin-left="0.25in" fo:margin-right="0in" fo:margin-top="0in" fo:margin-bottom="0in" loext:contextual-spacing="false" fo:text-indent="0in" style:auto-text-indent="false" fo:padding="0in" fo:border="none"/>
      <style:text-properties style:font-name="Ubuntu" loext:padding="0in" loext:border="none"/>
    </style:style>
    <style:style style:name="P7" style:family="paragraph" style:parent-style-name="Text_20_body" style:list-style-name="L3">
      <style:paragraph-properties fo:margin-left="0.25in" fo:margin-right="0in" fo:margin-top="0in" fo:margin-bottom="0in" loext:contextual-spacing="false" fo:text-indent="0in" style:auto-text-indent="false" fo:padding="0in" fo:border="none"/>
      <style:text-properties style:font-name="Ubuntu" loext:padding="0in" loext:border="none"/>
    </style:style>
    <style:style style:name="P8" style:family="paragraph" style:parent-style-name="Text_20_body" style:list-style-name="L2">
      <style:paragraph-properties fo:margin-left="0.75in" fo:margin-right="0in" fo:margin-top="0in" fo:margin-bottom="0in" loext:contextual-spacing="false" fo:text-indent="0in" style:auto-text-indent="false" fo:padding="0in" fo:border="none"/>
      <style:text-properties style:font-name="Ubuntu" loext:padding="0in" loext:border="none"/>
    </style:style>
    <style:style style:name="P9" style:family="paragraph" style:parent-style-name="Text_20_body" style:list-style-name="L4">
      <style:paragraph-properties fo:margin-left="0.75in" fo:margin-right="0in" fo:margin-top="0in" fo:margin-bottom="0in" loext:contextual-spacing="false" fo:text-indent="0in" style:auto-text-indent="false" fo:padding="0in" fo:border="none"/>
      <style:text-properties style:font-name="Ubuntu" loext:padding="0in" loext:border="none"/>
    </style:style>
    <style:style style:name="P10" style:family="paragraph" style:parent-style-name="Text_20_body" style:list-style-name="L5">
      <style:paragraph-properties fo:margin-left="0.75in" fo:margin-right="0in" fo:margin-top="0in" fo:margin-bottom="0in" loext:contextual-spacing="false" fo:text-indent="0in" style:auto-text-indent="false" fo:padding="0in" fo:border="none"/>
      <style:text-properties style:font-name="Ubuntu" loext:padding="0in" loext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" officeooo:rsid="00021950" officeooo:paragraph-rsid="00021950" loext:padding="0in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39219"/>
    </style:style>
    <style:style style:name="T3" style:family="text">
      <style:text-properties officeooo:rsid="00024972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24972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3902989" text:style-name="L1">
        <text:list-item>
          <text:p text:style-name="P6"><text:span text:style-name="T1">Unknown “visitor” (Not registered)</text:span></text:p>
        </text:list-item>
      </text:list>
      <text:list xml:id="list4226334226" text:style-name="L2">
        <text:list-item>
          <text:p text:style-name="P8"><text:span text:style-name="T1">Register</text:span></text:p>
        </text:list-item>
        <text:list-item>
          <text:p text:style-name="P8"><text:span text:style-name="T1">Browsing the websit</text:span><text:span text:style-name="T2">e</text:span></text:p>
          <text:p text:style-name="P8"/>
          <text:p text:style-name="P11">As a <text:span text:style-name="T5">visitor</text:span> I want to register to the site so that I can buy tickets</text:p>
          <text:p text:style-name="P11">As a <text:span text:style-name="T5">visitor</text:span> I want to browse the site so that I get to know all the offers</text:p>
        </text:list-item>
      </text:list>
      <text:p text:style-name="P5"/>
      <text:list xml:id="list1459263140" text:style-name="L3">
        <text:list-item>
          <text:p text:style-name="P7"><text:span text:style-name="T1">Admin</text:span></text:p>
        </text:list-item>
      </text:list>
      <text:list xml:id="list2960909893" text:style-name="L4">
        <text:list-item>
          <text:p text:style-name="P9"><text:span text:style-name="T1">Contact both organiser and customer</text:span></text:p>
        </text:list-item>
      </text:list>
      <text:list xml:id="list2323594709" text:style-name="L5">
        <text:list-item>
          <text:p text:style-name="P10"><text:span text:style-name="T1">Modify website- content</text:span></text:p>
        </text:list-item>
        <text:list-item>
          <text:p text:style-name="P10"><text:span text:style-name="T1">Modify orders</text:span></text:p>
        </text:list-item>
        <text:list-item>
          <text:p text:style-name="P10"><text:span text:style-name="T1">Check payments</text:span></text:p>
        </text:list-item>
        <text:list-item>
          <text:p text:style-name="P10"><text:span text:style-name="T1">Disable user</text:span><text:span text:style-name="T2">s</text:span></text:p>
          <text:p text:style-name="P10"/>
        </text:list-item>
      </text:list>
      <text:p text:style-name="P2">As a <text:span text:style-name="T5">admin</text:span> I want to be able to contact the user so that I can solve costumer related problems</text:p>
      <text:p text:style-name="P2">As a <text:span text:style-name="T5">admin</text:span> I want to modify the website’s content to keep the site up to date and <text:span text:style-name="T3">be able to provide needed functionality or remove useless ones.</text:span></text:p>
      <text:p text:style-name="P3">As a <text:span text:style-name="T5">admin</text:span> I want to modify orders so that I can change wrong orders.</text:p>
      <text:p text:style-name="P3">As a <text:span text:style-name="T5">admin</text:span> I want to check payments to verify the payment status in order to disable accounts who are not paying in time.</text:p>
      <text:p text:style-name="P4"><text:span text:style-name="T3">As a </text:span><text:span text:style-name="T6">admin</text:span><text:span text:style-name="T3"> I want to disable users so that users who do not adhere to the conditions get removed.</text:span>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09:30:53.884478064</meta:creation-date>
    <dc:date>2020-09-04T10:03:59.890974078</dc:date>
    <meta:editing-duration>PT11M2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8" meta:word-count="177" meta:character-count="848" meta:non-whitespace-character-count="700"/>
  </office:meta>
</office:document-meta>
</file>